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" manifest:full-path="ObjectReplacements/Object 1"/>
  <manifest:file-entry manifest:media-type="text/xml" manifest:full-path="content.xml"/>
  <manifest:file-entry manifest:media-type="application/vnd.sun.star.oleobject" manifest:full-path="Object 1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336cm" fo:margin-left="0.019cm" table:align="left" style:writing-mode="lr-tb"/>
    </style:style>
    <style:style style:name="Table1.A" style:family="table-column">
      <style:table-column-properties style:column-width="6.648cm"/>
    </style:style>
    <style:style style:name="Table1.B" style:family="table-column">
      <style:table-column-properties style:column-width="2.828cm"/>
    </style:style>
    <style:style style:name="Table1.C" style:family="table-column">
      <style:table-column-properties style:column-width="7.033cm"/>
    </style:style>
    <style:style style:name="Table1.1" style:family="table-row">
      <style:table-row-properties style:min-row-height="0.6cm" style:keep-together="true" fo:keep-together="auto"/>
    </style:style>
    <style:style style:name="Table1.A1" style:family="table-cell">
      <style:table-cell-properties style:vertical-align="middle" fo:padding-left="0.191cm" fo:padding-right="0.191cm" fo:padding-top="0cm" fo:padding-bottom="0cm" fo:border="none" style:writing-mode="lr-tb"/>
    </style:style>
    <style:style style:name="Table1.D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Table1.2" style:family="table-row">
      <style:table-row-properties style:min-row-height="0.3cm" style:keep-together="true" fo:keep-together="auto"/>
    </style:style>
    <style:style style:name="Table1.4" style:family="table-row">
      <style:table-row-properties style:min-row-height="0.298cm" style:keep-together="true" fo:keep-together="auto"/>
    </style:style>
    <style:style style:name="Table1.19" style:family="table-row">
      <style:table-row-properties style:min-row-height="0.6cm" style:keep-together="false" fo:keep-together="always"/>
    </style:style>
    <style:style style:name="Table1.A27" style:family="table-cell">
      <style:table-cell-properties fo:padding="0cm" fo:border="none"/>
    </style:style>
    <style:style style:name="P1" style:family="paragraph" style:parent-style-name="Standard">
      <style:paragraph-properties fo:text-align="center" style:justify-single-word="false" style:snap-to-layout-grid="false"/>
    </style:style>
    <style:style style:name="P2" style:family="paragraph" style:parent-style-name="Standard">
      <style:paragraph-properties fo:text-align="center" style:justify-single-word="false" style:snap-to-layout-gri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size="10pt" fo:letter-spacing="0.035cm" fo:language="el" fo:country="GR" fo:font-weight="bold" style:font-size-asian="10pt" style:font-weight-asian="bold" style:font-weight-complex="bold"/>
    </style:style>
    <style:style style:name="P4" style:family="paragraph" style:parent-style-name="Standard">
      <style:text-properties fo:font-size="10pt" style:font-size-asian="10pt"/>
    </style:style>
    <style:style style:name="P5" style:family="paragraph" style:parent-style-name="Standard">
      <style:paragraph-properties fo:text-align="center" style:justify-single-word="false" style:snap-to-layout-grid="false"/>
      <style:text-properties fo:font-size="10pt" style:font-size-asian="10pt"/>
    </style:style>
    <style:style style:name="P6" style:family="paragraph" style:parent-style-name="Standard">
      <style:paragraph-properties style:snap-to-layout-grid="false"/>
      <style:text-properties fo:font-size="10pt" style:font-size-asian="10pt"/>
    </style:style>
    <style:style style:name="P7" style:family="paragraph" style:parent-style-name="Standard">
      <style:paragraph-properties style:snap-to-layout-grid="false"/>
      <style:text-properties fo:font-size="10pt" fo:language="en" fo:country="US" style:font-size-asian="10pt"/>
    </style:style>
    <style:style style:name="P8" style:family="paragraph" style:parent-style-name="Standard">
      <style:paragraph-properties fo:text-align="center" style:justify-single-word="false" style:snap-to-layout-grid="false"/>
      <style:text-properties fo:font-size="10pt" fo:language="en" fo:country="US" fo:font-weight="bold" style:font-size-asian="10pt" style:font-weight-asian="bold" style:font-weight-complex="bold"/>
    </style:style>
    <style:style style:name="P9" style:family="paragraph" style:parent-style-name="Standard">
      <style:text-properties fo:font-size="10pt" fo:language="en" fo:country="US" fo:font-weight="bold" style:font-size-asian="10pt" style:font-weight-asian="bold" style:font-size-complex="10pt"/>
    </style:style>
    <style:style style:name="P10" style:family="paragraph" style:parent-style-name="Standard">
      <style:text-properties fo:font-size="10pt" fo:language="el" fo:country="GR" style:font-size-asian="10pt"/>
    </style:style>
    <style:style style:name="P11" style:family="paragraph" style:parent-style-name="Standard">
      <style:paragraph-properties style:snap-to-layout-grid="false"/>
      <style:text-properties fo:font-size="10pt" fo:language="el" fo:country="GR" style:font-size-asian="10pt"/>
    </style:style>
    <style:style style:name="P12" style:family="paragraph" style:parent-style-name="Standard">
      <style:text-properties fo:font-size="10pt" fo:language="el" fo:country="GR" style:font-size-asian="10pt" style:font-size-complex="10pt"/>
    </style:style>
    <style:style style:name="P13" style:family="paragraph" style:parent-style-name="Standard">
      <style:paragraph-properties fo:text-align="center" style:justify-single-word="false" style:snap-to-layout-grid="false"/>
      <style:text-properties fo:font-size="10pt" fo:language="el" fo:country="GR" style:font-size-asian="10pt"/>
    </style:style>
    <style:style style:name="P14" style:family="paragraph" style:parent-style-name="Standard">
      <style:paragraph-properties fo:text-align="center" style:justify-single-word="false" style:snap-to-layout-grid="false"/>
      <style:text-properties fo:font-size="10pt" fo:language="el" fo:country="GR" fo:font-weight="bold" style:font-size-asian="10pt" style:font-weight-asian="bold"/>
    </style:style>
    <style:style style:name="P15" style:family="paragraph" style:parent-style-name="Standard">
      <style:text-properties fo:font-size="10pt" fo:language="el" fo:country="GR" fo:font-weight="bold" style:font-size-asian="10pt" style:language-asian="zxx" style:country-asian="none" style:font-weight-asian="bold" style:font-size-complex="10pt" style:font-weight-complex="bold"/>
    </style:style>
    <style:style style:name="P16" style:family="paragraph" style:parent-style-name="Standard">
      <style:paragraph-properties style:snap-to-layout-grid="false"/>
      <style:text-properties fo:font-size="10pt" fo:font-weight="bold" style:font-size-asian="10pt" style:font-weight-asian="bold" style:font-weight-complex="bold"/>
    </style:style>
    <style:style style:name="P17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 style:font-weight-complex="bold"/>
    </style:style>
    <style:style style:name="P18" style:family="paragraph" style:parent-style-name="Standard">
      <style:paragraph-properties fo:text-align="center" style:justify-single-word="false" style:snap-to-layout-grid="false"/>
      <style:text-properties fo:font-size="10pt" fo:font-weight="bold" style:font-size-asian="10pt" style:font-weight-asian="bold"/>
    </style:style>
    <style:style style:name="P19" style:family="paragraph" style:parent-style-name="Standard">
      <style:text-properties fo:language="en" fo:country="US"/>
    </style:style>
    <style:style style:name="P20" style:family="paragraph" style:parent-style-name="Standard">
      <style:text-properties fo:language="el" fo:country="GR"/>
    </style:style>
    <style:style style:name="P21" style:family="paragraph" style:parent-style-name="Standard">
      <style:paragraph-properties fo:text-align="center" style:justify-single-word="false" style:snap-to-layout-grid="false"/>
      <style:text-properties fo:language="el" fo:country="GR"/>
    </style:style>
    <style:style style:name="P22" style:family="paragraph" style:parent-style-name="Standard">
      <style:paragraph-properties fo:text-align="center" style:justify-single-word="false" style:snap-to-layout-grid="false"/>
      <style:text-properties fo:language="el" fo:country="GR" fo:font-weight="bold" style:font-weight-asian="bold"/>
    </style:style>
    <style:style style:name="P23" style:family="paragraph" style:parent-style-name="Standard">
      <style:paragraph-properties fo:text-align="center" style:justify-single-word="false"/>
      <style:text-properties fo:font-size="13pt" fo:letter-spacing="0.021cm" fo:language="el" fo:country="GR" style:text-underline-style="solid" style:text-underline-width="auto" style:text-underline-color="font-color" fo:font-weight="bold" style:font-size-asian="13pt" style:font-weight-asian="bold" style:font-weight-complex="bold"/>
    </style:style>
    <style:style style:name="P24" style:family="paragraph" style:parent-style-name="Standard">
      <style:text-properties fo:font-size="8pt" fo:language="el" fo:country="GR" style:font-size-asian="8pt"/>
    </style:style>
    <style:style style:name="P25" style:family="paragraph" style:parent-style-name="Standard">
      <style:paragraph-properties fo:text-align="center" style:justify-single-word="false"/>
      <style:text-properties fo:font-size="8pt" fo:language="el" fo:country="GR" style:font-size-asian="8pt"/>
    </style:style>
    <style:style style:name="P26" style:family="paragraph" style:parent-style-name="Standard">
      <style:text-properties style:font-name="Microsoft Sans Serif" fo:font-size="10pt" fo:language="el" fo:country="GR" style:font-size-asian="10pt" style:language-asian="zxx" style:country-asian="none" style:font-name-complex="Microsoft Sans Serif"/>
    </style:style>
    <style:style style:name="P27" style:family="paragraph" style:parent-style-name="Standard">
      <style:paragraph-properties style:snap-to-layout-grid="false"/>
    </style:style>
    <style:style style:name="P28" style:family="paragraph" style:parent-style-name="Standard">
      <style:paragraph-properties fo:margin-left="0cm" fo:margin-right="0cm" fo:line-height="150%" fo:text-indent="0.3cm" style:auto-text-indent="false"/>
    </style:style>
    <style:style style:name="P29" style:family="paragraph" style:parent-style-name="Text_20_body">
      <style:text-properties fo:letter-spacing="0.053cm"/>
    </style:style>
    <style:style style:name="P30" style:family="paragraph" style:parent-style-name="Text_20_body">
      <style:paragraph-properties fo:text-align="start" style:justify-single-word="false"/>
      <style:text-properties style:font-name="Microsoft Sans Serif" fo:letter-spacing="0.053cm" fo:font-weight="normal" style:font-weight-asian="normal" style:font-name-complex="Microsoft Sans Serif" style:font-size-complex="10pt"/>
    </style:style>
    <style:style style:name="P31" style:family="paragraph" style:parent-style-name="Text_20_body">
      <style:text-properties fo:font-size="9.5pt" style:font-size-asian="9.5pt"/>
    </style:style>
    <style:style style:name="P32" style:family="paragraph" style:parent-style-name="Standard" style:master-page-name="Standard">
      <style:paragraph-properties style:page-number="1"/>
      <style:text-properties fo:font-size="10pt" fo:language="en" fo:country="US" style:font-size-asian="10pt" style:language-asian="zxx" style:country-asian="none"/>
    </style:style>
    <style:style style:name="P33" style:family="paragraph" style:parent-style-name="Heading_20_2">
      <style:text-properties fo:font-size="13pt" fo:letter-spacing="0.021cm" style:font-size-asian="13pt"/>
    </style:style>
    <style:style style:name="P34" style:family="paragraph" style:parent-style-name="Heading_20_2">
      <style:text-properties fo:font-size="10pt" fo:letter-spacing="0.021cm" fo:language="el" fo:country="GR" fo:font-weight="bold" style:font-size-asian="10pt" style:font-weight-asian="bold" style:font-size-complex="10pt"/>
    </style:style>
    <style:style style:name="P35" style:family="paragraph" style:parent-style-name="Heading_20_3">
      <style:paragraph-properties style:snap-to-layout-grid="false"/>
    </style:style>
    <style:style style:name="P36" style:family="paragraph">
      <style:paragraph-properties fo:text-align="center" style:writing-mode="lr-tb"/>
    </style:style>
    <style:style style:name="T1" style:family="text">
      <style:text-properties fo:language="el" fo:country="GR"/>
    </style:style>
    <style:style style:name="T2" style:family="text">
      <style:text-properties fo:language="el" fo:country="GR" fo:font-weight="bold" style:font-weight-asian="bold"/>
    </style:style>
    <style:style style:name="T3" style:family="text">
      <style:text-properties fo:font-size="9.5pt" style:font-size-asian="9.5pt"/>
    </style:style>
    <style:style style:name="T4" style:family="text">
      <style:text-properties fo:font-size="9.5pt" fo:language="en" fo:country="US" style:font-size-asian="9.5pt"/>
    </style:style>
    <style:style style:name="T5" style:family="text">
      <style:text-properties fo:font-size="9.5pt" fo:letter-spacing="0.021cm" style:font-size-asian="9.5pt"/>
    </style:style>
    <style:style style:name="T6" style:family="text">
      <style:text-properties style:font-name="Microsoft Sans Serif" fo:font-size="11pt" fo:language="el" fo:country="GR" style:font-size-asian="11pt" style:font-name-complex="Microsoft Sans Serif"/>
    </style:style>
    <style:style style:name="T7" style:family="text">
      <style:text-properties style:font-name="Microsoft Sans Serif" fo:font-size="11pt" fo:language="el" fo:country="GR" style:font-name-asian="Microsoft Sans Serif" style:font-size-asian="11pt" style:font-name-complex="Microsoft Sans Serif"/>
    </style:style>
    <style:style style:name="T8" style:family="text">
      <style:text-properties fo:font-size="10pt" style:font-size-asian="10pt"/>
    </style:style>
    <style:style style:name="T9" style:family="text">
      <style:text-properties fo:font-size="10pt" fo:font-weight="bold" style:font-size-asian="10pt" style:font-weight-asian="bold" style:font-weight-complex="bold"/>
    </style:style>
    <style:style style:name="T10" style:family="text">
      <style:text-properties fo:font-size="10pt" fo:language="en" fo:country="US" fo:font-weight="bold" style:font-size-asian="10pt" style:font-weight-asian="bold" style:font-weight-complex="bold"/>
    </style:style>
    <style:style style:name="T11" style:family="text">
      <style:text-properties fo:font-size="10pt" fo:language="en" fo:country="US" style:font-size-asian="10pt"/>
    </style:style>
    <style:style style:name="T12" style:family="text">
      <style:text-properties fo:font-size="10pt" fo:language="el" fo:country="GR" style:font-size-asian="10pt"/>
    </style:style>
    <style:style style:name="T13" style:family="text">
      <style:text-properties fo:font-size="10pt" fo:language="el" fo:country="GR" fo:font-weight="bold" style:font-size-asian="10pt" style:font-weight-asian="bold" style:font-size-complex="10pt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10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3" style:family="graphic" style:parent-style-name="OLE">
      <style:graphic-properties fo:margin-left="0cm" fo:margin-right="0cm" style:vertical-pos="top" style:vertical-rel="baseline" fo:padding-left="0.28cm" fo:padding-right="0.28cm" fo:padding-top="0.153cm" fo:padding-bottom="0.153cm" fo:border="none" draw:ole-draw-aspect="1" draw:visible-area-width="2.518cm" draw:visible-area-height="3.814cm"/>
    </style:style>
    <style:style style:name="Sect1" style:family="section">
      <style:section-properties text:dont-balance-text-columns="true" style:writing-mode="lr-tb" style:editable="false">
        <style:columns fo:column-count="1" fo:column-gap="0cm"/>
      </style:section-properties>
    </style:style>
    <style:style style:name="gr1" style:family="graphic">
      <style:graphic-properties draw:stroke="solid" svg:stroke-width="0.062cm" svg:stroke-color="#000000" draw:stroke-linejoin="miter" draw:fill="none" draw:fill-color="#ffffff" draw:textarea-horizontal-align="left" draw:textarea-vertical-align="top" draw:auto-grow-height="false" fo:padding-top="0.229cm" fo:padding-bottom="0.229cm" fo:padding-left="0.441cm" fo:padding-right="0.441cm" fo:wrap-option="wrap" fo:margin-left="0.319cm" fo:margin-right="0.31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<draw:frame draw:style-name="fr1" draw:name="Frame1" text:anchor-type="char" svg:x="0.132cm" svg:y="0.159cm" svg:width="1.528cm" svg:height="1.783cm" draw:z-index="3"><draw:text-box><text:p text:style-name="Standard"><draw:frame draw:style-name="fr3" draw:name="Object1" text:anchor-type="as-char" svg:width="1.02cm" svg:height="1.528cm" draw:z-index="4"><draw:object-ole xlink:href="./Object 1" xlink:type="simple" xlink:show="embed" xlink:actuate="onLoad"/><draw:image xlink:href="./ObjectReplacements/Object 1" xlink:type="simple" xlink:show="embed" xlink:actuate="onLoad"/></draw:frame></text:p></draw:text-box></draw:frame><draw:frame draw:style-name="fr1" draw:name="Frame2" text:anchor-type="char" svg:x="1.191cm" svg:y="0.132cm" svg:width="9.208cm" svg:height="1.905cm" draw:z-index="2"><draw:text-box><text:p text:style-name="P3">ΤΡΙΣΕΥΓΕΝΗ ΜΗΤΡΟΠΟΥΛΟΥ – ΚΙΒΩΤΙΔΗ</text:p><text:p text:style-name="P3">ΙΑΤΡΟΣ ΚΥΤΤΑΡΟΛΟΓΟΣ</text:p><text:p text:style-name="P31">Λ.ΠΕΝΤΕΛΗΣ 5 - ΒΡΙΛΗΣΣΙΑ</text:p><text:h text:style-name="Heading_20_1" text:outline-level="1"><text:span text:style-name="T3">ΤΗΛ. ΙΑΤΡ.:21</text:span><text:span text:style-name="T4">0 </text:span><text:span text:style-name="T3"><text:s/></text:span><text:span text:style-name="T5">68.00.486</text:span><text:span text:style-name="T3"> – ΟΙΚ.</text:span><text:span text:style-name="T4">210 </text:span><text:span text:style-name="T3">: </text:span><text:span text:style-name="T5">60.00.895</text:span></text:h></draw:text-box></draw:frame></text:p>
      <text:p text:style-name="P19"/>
      <text:p text:style-name="P20"/>
      <text:p text:style-name="P20"/>
      <text:p text:style-name="P10"/>
      <text:p text:style-name="P10"/>
      <text:p text:style-name="P23">ΕΚΘΕΣΗ ΚΥΤΤΑΡΟΛΟΓΙΚΗΣ ΕΞΕΤΑΣΗΣ</text:p>
      <text:h text:style-name="P33" text:outline-level="2">ΚΟΛΠΟΤΡΑΧΗΛΙΚΩΝ ΕΠΙΧΡΙΣΜΑΤΩΝ ΚΑΤΑ ΠΑΠΑΝΙΚΟΛΑΟΥ</text:h>
      <text:p text:style-name="P24"/>
      <text:p text:style-name="P24"/>
      <text:p text:style-name="P28"><text:span text:style-name="T6">ΟΝΟΜΑΤΕΠΩΝΥΜΟ: {%= @patient.full_name %}</text:span><text:span text:style-name="T6"><text:tab/><text:tab/><text:tab/></text:span><text:span text:style-name="T7"> <text:s/></text:span></text:p>
      <text:p text:style-name="P28"><text:span text:style-name="T7"><text:s/></text:span><text:span text:style-name="T6">ΗΛΙΚΙΑ:</text:span><text:span text:style-name="T7"> {%= @patient.age %} <text:s text:c="33"/></text:span><text:span text:style-name="T6">ΤΕΡ:</text:span><text:span text:style-name="T7"> <text:s text:c="27"/></text:span><text:span text:style-name="T6">ΗΛΕ:</text:span></text:p>
      <text:p text:style-name="P26"><draw:line text:anchor-type="char" draw:z-index="1" draw:style-name="gr1" draw:text-style-name="P36" svg:x1="0cm" svg:y1="0.392cm" svg:x2="19.685cm" svg:y2="0.392cm"><text:p/></draw:line><draw:line text:anchor-type="char" draw:z-index="0" draw:style-name="gr1" draw:text-style-name="P36" svg:x1="0cm" svg:y1="0.233cm" svg:x2="19.685cm" svg:y2="0.233cm"><text:p/></draw:line></text:p>
      <text:p text:style-name="P29">Τα εξετασθέντα επιχρίσματα περιλαμβάνουν: </text:p>
      <text:p text:style-name="P25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B"/>
        <table:table-row table:style-name="Table1.1">
          <table:table-cell table:style-name="Table1.A1" office:value-type="string">
            <text:h text:style-name="P35" text:outline-level="3">Α. ΚΟΛΠΙΚΟ ΕΠΙΧΡΙΣΜΑ</text:h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6">1. Επιθηλιακά στοιχεία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27"><text:span text:style-name="T10"><text:s text:c="3"/></text:span><text:span text:style-name="T9">2. Φλεγμονώδη στοιχεία</text:span></text:p>
          </table:table-cell>
          <table:table-cell table:style-name="Table1.D1" office:value-type="string">
            <text:p text:style-name="P8"/>
          </table:table-cell>
        </table:table-row>
        <table:table-row table:style-name="Table1.4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7"><text:span text:style-name="T12"><text:s text:c="8"/>- Από την επιπολής στιβάδα</text:span><text:span text:style-name="T12"> <text:s text:c="4"/></text:span></text:p>
          </table:table-cell>
          <table:table-cell table:style-name="Table1.A1" office:value-type="string">
            <text:p text:style-name="P13"/>
          </table:table-cell>
          <table:table-cell table:style-name="Table1.A1" office:value-type="string">
            <text:p text:style-name="P27"><text:span text:style-name="T12"><text:s text:c="8"/>- Πολυμορφοπύρηνα λευκά</text:span><text:span text:style-name="T12"> <text:s text:c="6"/></text:span></text:p>
          </table:table-cell>
          <table:table-cell table:style-name="Table1.D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7"><text:span text:style-name="T12"><text:s text:c="8"/>- Από την διάμεση στιβάδα</text:span><text:span text:style-name="T12"> <text:s text:c="5"/></text:span></text:p>
          </table:table-cell>
          <table:table-cell table:style-name="Table1.A1" office:value-type="string">
            <text:p text:style-name="P13">{%= @e.values['Από την διάμεση στιβάδα'] %}</text:p>
          </table:table-cell>
          <table:table-cell table:style-name="Table1.A1" office:value-type="string">
            <text:p text:style-name="P11"><text:s text:c="8"/>- Λεμφοκύτταρα</text:p>
          </table:table-cell>
          <table:table-cell table:style-name="Table1.D1" office:value-type="string">
            <text:p text:style-name="P22"/>
          </table:table-cell>
        </table:table-row>
        <table:table-row table:style-name="Table1.1">
          <table:table-cell table:style-name="Table1.A1" office:value-type="string">
            <text:p text:style-name="P27"><text:span text:style-name="T12"><text:s text:c="8"/>- Από την παραβασική στ</text:span><text:span text:style-name="T8">ιβάδα</text:span></text:p>
          </table:table-cell>
          <table:table-cell table:style-name="Table1.A1" office:value-type="string">
            <text:p text:style-name="P18"/>
          </table:table-cell>
          <table:table-cell table:style-name="Table1.A1" office:value-type="string">
            <text:p text:style-name="P6"><text:s text:c="8"/>- Ιστιοκύτταρα</text:p>
          </table:table-cell>
          <table:table-cell table:style-name="Table1.D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 text:c="8"/>- Ερυθροκύτταρα</text:p>
          </table:table-cell>
          <table:table-cell table:style-name="Table1.D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6">3. Χλωρίδα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<text:s text:c="3"/>4. Λοιπά στοιχεία</text:p>
          </table:table-cell>
          <table:table-cell table:style-name="Table1.D1" office:value-type="string"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7"><text:span text:style-name="T8"><text:s text:c="8"/>- Κολποβακτηρίδια (Β. </text:span><text:span text:style-name="T11">Doderlein</text:span><text:span text:style-name="T8">)</text:span><text:span text:style-name="T12"> <text:s text:c="4"/></text:span>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6"><text:s text:c="8"/>- Κυτταρόλυση</text:p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 text:c="8"/>- Μύκητες</text:p>
          </table:table-cell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11"><text:s text:c="8"/>- Δείκτης ωρίμανσης κολπικού επιθηλίου (Δ. Ω.)</text:p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 text:c="8"/>- Τριχομονάδες</text:p>
          </table:table-cell>
          <table:table-cell table:style-name="Table1.D1" office:value-type="string">
            <text:p text:style-name="P21"/>
          </table:table-cell>
          <table:table-cell table:style-name="Table1.A1" office:value-type="string">
            <text:p text:style-name="P27"><text:span text:style-name="T8"><text:s text:c="8"/></text:span><text:span text:style-name="T12"><text:s/></text:span></text:p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 text:c="8"/>- Κόκκοι</text:p>
          </table:table-cell>
          <table:table-cell table:style-name="Table1.D1" office:value-type="string">
            <text:p text:style-name="P1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 text:c="8"/>- Κοκκοβακτηρίδια</text:p>
          </table:table-cell>
          <table:table-cell table:style-name="Table1.D1" office:value-type="string">
            <text:p text:style-name="P1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7"><text:span text:style-name="T8"><text:s text:c="8"/>- Αιμόφιλος (</text:span><text:span text:style-name="T11">Gardn</text:span><text:span text:style-name="T8">. </text:span><text:span text:style-name="T11">Vag</text:span><text:span text:style-name="T8">)</text:span></text:p>
          </table:table-cell>
          <table:table-cell table:style-name="Table1.D1" office:value-type="string">
            <text:p text:style-name="P1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6"><text:s text:c="8"/>- Άλλο</text:p>
          </table:table-cell>
          <table:table-cell table:style-name="Table1.D1" office:value-type="string">
            <text:p text:style-name="P1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9">
          <table:table-cell table:style-name="Table1.A1" office:value-type="string">
            <text:p text:style-name="P6"/>
          </table:table-cell>
          <table:table-cell table:style-name="Table1.A1" table:number-columns-spanned="2" office:value-type="string">
            <text:p text:style-name="P6"/>
          </table:table-cell>
          <table:covered-table-cell/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h text:style-name="P35" text:outline-level="3">Β. ΤΡΑΧΗΛΙΚΑ ΕΠΙΧΡΙΣΜΑΤΑ</text:h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16">1. Επιθηλιακά στοιχεία</text:p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16">2. Φλεγμονώδη στοιχεία</text:p>
          </table:table-cell>
          <table:table-cell table:style-name="Table1.D1" office:value-type="string">
            <text:p text:style-name="P17"/>
          </table:table-cell>
        </table:table-row>
        <table:table-row table:style-name="Table1.2">
          <table:table-cell table:style-name="Table1.A1" office:value-type="string">
            <text:p text:style-name="P6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/>
          </table:table-cell>
          <table:table-cell table:style-name="Table1.D1" office:value-type="string">
            <text:p text:style-name="P5"/>
          </table:table-cell>
        </table:table-row>
        <table:table-row table:style-name="Table1.1">
          <table:table-cell table:style-name="Table1.A1" office:value-type="string">
            <text:p text:style-name="P27"><text:span text:style-name="T8"><text:s text:c="8"/>- Πλακώδη κύτταρα</text:span><text:span text:style-name="T12"> <text:s text:c="17"/>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27"><text:span text:style-name="T8"><text:s text:c="8"/>- Πολυμορφοπύρηνα λευκά</text:span><text:span text:style-name="T12"> <text:s text:c="7"/></text:span></text:p>
          </table:table-cell>
          <table:table-cell table:style-name="Table1.D1" office:value-type="string">
            <text:p text:style-name="P21"/>
          </table:table-cell>
        </table:table-row>
        <table:table-row table:style-name="Table1.1">
          <table:table-cell table:style-name="Table1.A1" office:value-type="string">
            <text:p text:style-name="P27"><text:span text:style-name="T8"><text:s text:c="8"/>- Αδενικά κύτταρα</text:span><text:span text:style-name="T2"> <text:s text:c="16"/>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6"><text:s text:c="8"/>- Λεμφοκύτταρα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1" office:value-type="string">
            <text:p text:style-name="P27"><text:span text:style-name="T8"><text:s text:c="8"/>- Μεταπλαστικά κύτταρα</text:span><text:span text:style-name="T2"> <text:s text:c="7"/></text:span></text:p>
          </table:table-cell>
          <table:table-cell table:style-name="Table1.A1" office:value-type="string">
            <text:p text:style-name="P21"/>
          </table:table-cell>
          <table:table-cell table:style-name="Table1.A1" office:value-type="string">
            <text:p text:style-name="P6"><text:s text:c="8"/>- Ιστιοκύτταρα</text:p>
          </table:table-cell>
          <table:table-cell table:style-name="Table1.D1" office:value-type="string">
            <text:p text:style-name="P1"/>
          </table:table-cell>
        </table:table-row>
        <table:table-row table:style-name="Table1.1">
          <table:table-cell table:style-name="Table1.A27" office:value-type="string">
            <text:p text:style-name="P4"/>
          </table:table-cell>
          <table:table-cell table:style-name="Table1.A1" office:value-type="string">
            <text:p text:style-name="P5"/>
          </table:table-cell>
          <table:table-cell table:style-name="Table1.A1" office:value-type="string">
            <text:p text:style-name="P6"><text:s text:c="8"/>- Ερυθροκύτταρα</text:p>
          </table:table-cell>
          <table:table-cell table:style-name="Table1.D1" office:value-type="string">
            <text:p text:style-name="P21"/>
          </table:table-cell>
        </table:table-row>
      </table:table>
      <text:p text:style-name="P30"/>
      <text:p text:style-name="P9"/>
      <text:p text:style-name="Standard"><text:span text:style-name="T13">ΠΑΡΑΤΗΡΗΣΕΙΣ</text:span><text:span text:style-name="T13">:.</text:span></text:p>
      <text:p text:style-name="P12"/>
      <text:p text:style-name="P12"/>
      <text:p text:style-name="P15"><draw:frame draw:style-name="fr2" draw:name="Frame3" text:anchor-type="char" svg:x="13.97cm" svg:y="3.127cm" svg:width="5.398cm" svg:height="1.27cm" draw:z-index="5"><draw:text-box><text:h text:style-name="Heading_20_1" text:outline-level="1">Η ΙΑΤΡΟΣ</text:h><text:p text:style-name="P20">Τρισεύγενη Μητροπούλου</text:p></draw:text-box></draw:frame></text:p>
      <text:p text:style-name="P12"/>
      <text:p text:style-name="Standard"><text:span text:style-name="T13">ΣΥΜΠΕΡΑΣΜΑ</text:span><text:span text:style-name="T13">:</text:span><text:span text:style-name="T1">. </text:span></text:p>
      <text:section text:style-name="Sect1" text:name="Section1">
        <text:p text:style-name="P20"/>
        <text:p text:style-name="P20"/>
        <text:p text:style-name="P20"/>
        <text:p text:style-name="P20"/>
        <text:p text:style-name="P20"><text:soft-page-break/></text:p>
        <text:p text:style-name="P20"/>
        <text:h text:style-name="P34" text:outline-level="2"/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Droid Sans" svg:font-family="'Droid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l" fo:country="GR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Times New Roman" fo:font-size="12pt" fo:language="el" fo:country="GR" style:font-name-asian="Droid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size="12pt" fo:language="en" fo:country="GB" style:font-name-asian="Times New Roman" style:font-size-asian="12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text-align="center" style:justify-single-word="false"/>
      <style:text-properties fo:font-size="10pt" fo:language="el" fo:country="GR" fo:font-weight="bold" style:font-size-asian="10pt" style:font-weight-asian="bold" style:font-weight-complex="bold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/>
      <style:text-properties fo:font-size="10pt" fo:language="el" fo:country="GR" fo:font-weight="bold" style:font-size-asian="10pt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language="el" fo:country="GR" style:text-underline-style="solid" style:text-underline-width="auto" style:text-underline-color="font-color" fo:font-weight="bold" style:font-weight-asian="bold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keep-with-next="always"/>
      <style:text-properties fo:font-size="10pt" fo:language="el" fo:country="GR" fo:font-weight="bold" style:font-size-asian="10pt" style:font-weight-asian="bold" style:font-weight-complex="bold"/>
    </style:style>
    <style:style style:name="Heading_20_4" style:display-name="Heading 4" style:family="paragraph" style:parent-style-name="Standard" style:next-style-name="Standard" style:default-outline-level="4" style:class="text">
      <style:paragraph-properties fo:keep-with-next="always"/>
      <style:text-properties fo:font-size="14pt" fo:language="en" fo:country="US" style:font-size-asian="14pt"/>
    </style:style>
    <style:style style:name="Balloon_20_Text" style:display-name="Balloon Text" style:family="paragraph" style:parent-style-name="Standard">
      <style:text-properties style:font-name="Tahoma" fo:font-size="8pt" style:font-size-asian="8pt" style:font-name-complex="Tahoma" style:font-size-complex="8pt"/>
    </style:style>
    <style:style style:name="Frame_20_contents" style:display-name="Frame contents" style:family="paragraph" style:parent-style-name="Text_20_body" style:class="extra"/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" style:display-name="Default Paragraph Fon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319cm" fo:margin-bottom="0.7cm" fo:margin-left="0.953cm" fo:margin-right="0.7cm" style:writing-mode="lr-tb" style:layout-grid-color="#c0c0c0" style:layout-grid-lines="45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bandis</meta:initial-creator>
    <meta:creation-date>2007-05-25T20:49:00</meta:creation-date>
    <dc:date>2011-12-20T22:26:27</dc:date>
    <meta:print-date>2011-04-10T12:38:00</meta:print-date>
    <meta:editing-cycles>41</meta:editing-cycles>
    <meta:editing-duration>PT6H18M40S</meta:editing-duration>
    <meta:generator>LibreOffice/3.4$Unix LibreOffice_project/340m1$Build-402</meta:generator>
    <meta:document-statistic meta:table-count="1" meta:image-count="0" meta:object-count="1" meta:page-count="2" meta:paragraph-count="47" meta:word-count="142" meta:character-count="1353" meta:non-whitespace-character-count="913"/>
    <meta:user-defined meta:name="Info 1"/>
    <meta:user-defined meta:name="Info 2"/>
    <meta:user-defined meta:name="Info 3"/>
    <meta:user-defined meta:name="Info 4"/>
  </office:meta>
</office:document-meta>
</file>